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9.56mm" svg:height="101mm" svg:x="225.85mm" svg:y="4.72mm">
            <draw:object draw:notify-on-update-of-ranges="Sheet1.A2:Sheet1.A2 Sheet1.A3:Sheet1.A17 Sheet1.B2:Sheet1.B2 Sheet1.B3:Sheet1.B17 Sheet1.C2:Sheet1.C2 Sheet1.C3:Sheet1.C17 Sheet1.D2:Sheet1.D2 Sheet1.D3:Sheet1.D17 Sheet1.E2:Sheet1.E2 Sheet1.E3:Sheet1.E17 Sheet1.F2:Sheet1.F2 Sheet1.F3:Sheet1.F17 Sheet1.G2:Sheet1.G2 Sheet1.G3:Sheet1.G17 Sheet1.H2:Sheet1.H2 Sheet1.H3:Sheet1.H17 Sheet1.I2:Sheet1.I2 Sheet1.I3:Sheet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83103" calcext:value-type="float">
            <text:p>2.283103</text:p>
          </table:table-cell>
          <table:table-cell office:value-type="float" office:value="1.180637" calcext:value-type="float">
            <text:p>1.180637</text:p>
          </table:table-cell>
          <table:table-cell office:value-type="float" office:value="0.795545" calcext:value-type="float">
            <text:p>0.795545</text:p>
          </table:table-cell>
          <table:table-cell office:value-type="float" office:value="0.068946" calcext:value-type="float">
            <text:p>0.068946</text:p>
          </table:table-cell>
          <table:table-cell office:value-type="float" office:value="0.020792" calcext:value-type="float">
            <text:p>0.020792</text:p>
          </table:table-cell>
          <table:table-cell office:value-type="float" office:value="0.010265" calcext:value-type="float">
            <text:p>0.010265</text:p>
          </table:table-cell>
          <table:table-cell office:value-type="float" office:value="0.005203" calcext:value-type="float">
            <text:p>0.005203</text:p>
          </table:table-cell>
          <table:table-cell office:value-type="float" office:value="0.002612" calcext:value-type="float">
            <text:p>0.0026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726006" calcext:value-type="float">
            <text:p>8.726006</text:p>
          </table:table-cell>
          <table:table-cell office:value-type="float" office:value="5.319149" calcext:value-type="float">
            <text:p>5.319149</text:p>
          </table:table-cell>
          <table:table-cell office:value-type="float" office:value="4.25532" calcext:value-type="float">
            <text:p>4.25532</text:p>
          </table:table-cell>
          <table:table-cell office:value-type="float" office:value="0.280962" calcext:value-type="float">
            <text:p>0.280962</text:p>
          </table:table-cell>
          <table:table-cell office:value-type="float" office:value="0.164317" calcext:value-type="float">
            <text:p>0.164317</text:p>
          </table:table-cell>
          <table:table-cell office:value-type="float" office:value="0.053453" calcext:value-type="float">
            <text:p>0.053453</text:p>
          </table:table-cell>
          <table:table-cell office:value-type="float" office:value="0.025612" calcext:value-type="float">
            <text:p>0.025612</text:p>
          </table:table-cell>
          <table:table-cell office:value-type="float" office:value="0.012843" calcext:value-type="float">
            <text:p>0.0128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337425" calcext:value-type="float">
            <text:p>15.337425</text:p>
          </table:table-cell>
          <table:table-cell office:value-type="float" office:value="10.626997" calcext:value-type="float">
            <text:p>10.626997</text:p>
          </table:table-cell>
          <table:table-cell office:value-type="float" office:value="7.704161" calcext:value-type="float">
            <text:p>7.704161</text:p>
          </table:table-cell>
          <table:table-cell office:value-type="float" office:value="0.539462" calcext:value-type="float">
            <text:p>0.539462</text:p>
          </table:table-cell>
          <table:table-cell office:value-type="float" office:value="0.332734" calcext:value-type="float">
            <text:p>0.332734</text:p>
          </table:table-cell>
          <table:table-cell office:value-type="float" office:value="0.109708" calcext:value-type="float">
            <text:p>0.109708</text:p>
          </table:table-cell>
          <table:table-cell office:value-type="float" office:value="0.052484" calcext:value-type="float">
            <text:p>0.052484</text:p>
          </table:table-cell>
          <table:table-cell office:value-type="float" office:value="0.051634" calcext:value-type="float">
            <text:p>0.0516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934895" calcext:value-type="float">
            <text:p>23.934895</text:p>
          </table:table-cell>
          <table:table-cell office:value-type="float" office:value="34.794705" calcext:value-type="float">
            <text:p>34.794705</text:p>
          </table:table-cell>
          <table:table-cell office:value-type="float" office:value="33.624754" calcext:value-type="float">
            <text:p>33.624754</text:p>
          </table:table-cell>
          <table:table-cell office:value-type="float" office:value="3.128128" calcext:value-type="float">
            <text:p>3.128128</text:p>
          </table:table-cell>
          <table:table-cell office:value-type="float" office:value="1.075199" calcext:value-type="float">
            <text:p>1.075199</text:p>
          </table:table-cell>
          <table:table-cell office:value-type="float" office:value="0.519691" calcext:value-type="float">
            <text:p>0.519691</text:p>
          </table:table-cell>
          <table:table-cell office:value-type="float" office:value="0.265475" calcext:value-type="float">
            <text:p>0.265475</text:p>
          </table:table-cell>
          <table:table-cell office:value-type="float" office:value="0.230248" calcext:value-type="float">
            <text:p>0.2302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38732" calcext:value-type="float">
            <text:p>31.38732</text:p>
          </table:table-cell>
          <table:table-cell office:value-type="float" office:value="46.296299" calcext:value-type="float">
            <text:p>46.296299</text:p>
          </table:table-cell>
          <table:table-cell office:value-type="float" office:value="48.614485" calcext:value-type="float">
            <text:p>48.614485</text:p>
          </table:table-cell>
          <table:table-cell office:value-type="float" office:value="5.911912" calcext:value-type="float">
            <text:p>5.911912</text:p>
          </table:table-cell>
          <table:table-cell office:value-type="float" office:value="4.128819" calcext:value-type="float">
            <text:p>4.128819</text:p>
          </table:table-cell>
          <table:table-cell office:value-type="float" office:value="1.039004" calcext:value-type="float">
            <text:p>1.039004</text:p>
          </table:table-cell>
          <table:table-cell office:value-type="float" office:value="0.516889" calcext:value-type="float">
            <text:p>0.516889</text:p>
          </table:table-cell>
          <table:table-cell office:value-type="float" office:value="0.221875" calcext:value-type="float">
            <text:p>0.221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.509957" calcext:value-type="float">
            <text:p>31.509957</text:p>
          </table:table-cell>
          <table:table-cell office:value-type="float" office:value="63.459831" calcext:value-type="float">
            <text:p>63.459831</text:p>
          </table:table-cell>
          <table:table-cell office:value-type="float" office:value="81.526168" calcext:value-type="float">
            <text:p>81.526168</text:p>
          </table:table-cell>
          <table:table-cell office:value-type="float" office:value="22.236058" calcext:value-type="float">
            <text:p>22.236058</text:p>
          </table:table-cell>
          <table:table-cell office:value-type="float" office:value="15.822785" calcext:value-type="float">
            <text:p>15.822785</text:p>
          </table:table-cell>
          <table:table-cell office:value-type="float" office:value="7.957855" calcext:value-type="float">
            <text:p>7.957855</text:p>
          </table:table-cell>
          <table:table-cell office:value-type="float" office:value="2.635407" calcext:value-type="float">
            <text:p>2.635407</text:p>
          </table:table-cell>
          <table:table-cell office:value-type="float" office:value="1.298502" calcext:value-type="float">
            <text:p>1.2985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.229993" calcext:value-type="float">
            <text:p>32.229993</text:p>
          </table:table-cell>
          <table:table-cell office:value-type="float" office:value="66.449598" calcext:value-type="float">
            <text:p>66.449598</text:p>
          </table:table-cell>
          <table:table-cell office:value-type="float" office:value="89.118617" calcext:value-type="float">
            <text:p>89.118617</text:p>
          </table:table-cell>
          <table:table-cell office:value-type="float" office:value="30.701216" calcext:value-type="float">
            <text:p>30.701216</text:p>
          </table:table-cell>
          <table:table-cell office:value-type="float" office:value="16.435474" calcext:value-type="float">
            <text:p>16.435474</text:p>
          </table:table-cell>
          <table:table-cell office:value-type="float" office:value="10.013919" calcext:value-type="float">
            <text:p>10.013919</text:p>
          </table:table-cell>
          <table:table-cell office:value-type="float" office:value="5.166917" calcext:value-type="float">
            <text:p>5.166917</text:p>
          </table:table-cell>
          <table:table-cell office:value-type="float" office:value="2.59015" calcext:value-type="float">
            <text:p>2.5901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.09021" calcext:value-type="float">
            <text:p>30.09021</text:p>
          </table:table-cell>
          <table:table-cell office:value-type="float" office:value="61.794767" calcext:value-type="float">
            <text:p>61.794767</text:p>
          </table:table-cell>
          <table:table-cell office:value-type="float" office:value="83.621828" calcext:value-type="float">
            <text:p>83.621828</text:p>
          </table:table-cell>
          <table:table-cell office:value-type="float" office:value="63.128125" calcext:value-type="float">
            <text:p>63.128125</text:p>
          </table:table-cell>
          <table:table-cell office:value-type="float" office:value="42.673039" calcext:value-type="float">
            <text:p>42.673039</text:p>
          </table:table-cell>
          <table:table-cell office:value-type="float" office:value="28.655758" calcext:value-type="float">
            <text:p>28.655758</text:p>
          </table:table-cell>
          <table:table-cell office:value-type="float" office:value="19.981457" calcext:value-type="float">
            <text:p>19.981457</text:p>
          </table:table-cell>
          <table:table-cell office:value-type="float" office:value="11.879193" calcext:value-type="float">
            <text:p>11.87919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1.152163" calcext:value-type="float">
            <text:p>31.152163</text:p>
          </table:table-cell>
          <table:table-cell office:value-type="float" office:value="60.884283" calcext:value-type="float">
            <text:p>60.884283</text:p>
          </table:table-cell>
          <table:table-cell office:value-type="float" office:value="83.462004" calcext:value-type="float">
            <text:p>83.462004</text:p>
          </table:table-cell>
          <table:table-cell office:value-type="float" office:value="72.463768" calcext:value-type="float">
            <text:p>72.463768</text:p>
          </table:table-cell>
          <table:table-cell office:value-type="float" office:value="61.874679" calcext:value-type="float">
            <text:p>61.874679</text:p>
          </table:table-cell>
          <table:table-cell office:value-type="float" office:value="40.05303" calcext:value-type="float">
            <text:p>40.05303</text:p>
          </table:table-cell>
          <table:table-cell office:value-type="float" office:value="31.070278" calcext:value-type="float">
            <text:p>31.070278</text:p>
          </table:table-cell>
          <table:table-cell office:value-type="float" office:value="19.637068" calcext:value-type="float">
            <text:p>19.63706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.503326" calcext:value-type="float">
            <text:p>31.503326</text:p>
          </table:table-cell>
          <table:table-cell office:value-type="float" office:value="60.746477" calcext:value-type="float">
            <text:p>60.746477</text:p>
          </table:table-cell>
          <table:table-cell office:value-type="float" office:value="84.258918" calcext:value-type="float">
            <text:p>84.258918</text:p>
          </table:table-cell>
          <table:table-cell office:value-type="float" office:value="80.26816" calcext:value-type="float">
            <text:p>80.26816</text:p>
          </table:table-cell>
          <table:table-cell office:value-type="float" office:value="70.816615" calcext:value-type="float">
            <text:p>70.816615</text:p>
          </table:table-cell>
          <table:table-cell office:value-type="float" office:value="61.143381" calcext:value-type="float">
            <text:p>61.143381</text:p>
          </table:table-cell>
          <table:table-cell office:value-type="float" office:value="55.141322" calcext:value-type="float">
            <text:p>55.141322</text:p>
          </table:table-cell>
          <table:table-cell office:value-type="float" office:value="45.030481" calcext:value-type="float">
            <text:p>45.03048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.571606" calcext:value-type="float">
            <text:p>31.571606</text:p>
          </table:table-cell>
          <table:table-cell office:value-type="float" office:value="60.7277" calcext:value-type="float">
            <text:p>60.7277</text:p>
          </table:table-cell>
          <table:table-cell office:value-type="float" office:value="83.673536" calcext:value-type="float">
            <text:p>83.673536</text:p>
          </table:table-cell>
          <table:table-cell office:value-type="float" office:value="80.035472" calcext:value-type="float">
            <text:p>80.035472</text:p>
          </table:table-cell>
          <table:table-cell office:value-type="float" office:value="78.351546" calcext:value-type="float">
            <text:p>78.351546</text:p>
          </table:table-cell>
          <table:table-cell office:value-type="float" office:value="70.255258" calcext:value-type="float">
            <text:p>70.255258</text:p>
          </table:table-cell>
          <table:table-cell office:value-type="float" office:value="67.837497" calcext:value-type="float">
            <text:p>67.837497</text:p>
          </table:table-cell>
          <table:table-cell office:value-type="float" office:value="55.538894" calcext:value-type="float">
            <text:p>55.53889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1.307408" calcext:value-type="float">
            <text:p>31.307408</text:p>
          </table:table-cell>
          <table:table-cell office:value-type="float" office:value="59.824964" calcext:value-type="float">
            <text:p>59.824964</text:p>
          </table:table-cell>
          <table:table-cell office:value-type="float" office:value="81.399803" calcext:value-type="float">
            <text:p>81.399803</text:p>
          </table:table-cell>
          <table:table-cell office:value-type="float" office:value="80.983988" calcext:value-type="float">
            <text:p>80.983988</text:p>
          </table:table-cell>
          <table:table-cell office:value-type="float" office:value="80.971371" calcext:value-type="float">
            <text:p>80.971371</text:p>
          </table:table-cell>
          <table:table-cell office:value-type="float" office:value="78.935694" calcext:value-type="float">
            <text:p>78.935694</text:p>
          </table:table-cell>
          <table:table-cell office:value-type="float" office:value="70.203254" calcext:value-type="float">
            <text:p>70.203254</text:p>
          </table:table-cell>
          <table:table-cell office:value-type="float" office:value="67.130557" calcext:value-type="float">
            <text:p>67.13055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1.034762" calcext:value-type="float">
            <text:p>31.034762</text:p>
          </table:table-cell>
          <table:table-cell office:value-type="float" office:value="59.784613" calcext:value-type="float">
            <text:p>59.784613</text:p>
          </table:table-cell>
          <table:table-cell office:value-type="float" office:value="81.799752" calcext:value-type="float">
            <text:p>81.799752</text:p>
          </table:table-cell>
          <table:table-cell office:value-type="float" office:value="81.08896" calcext:value-type="float">
            <text:p>81.08896</text:p>
          </table:table-cell>
          <table:table-cell office:value-type="float" office:value="81.470039" calcext:value-type="float">
            <text:p>81.470039</text:p>
          </table:table-cell>
          <table:table-cell office:value-type="float" office:value="80.086404" calcext:value-type="float">
            <text:p>80.086404</text:p>
          </table:table-cell>
          <table:table-cell office:value-type="float" office:value="77.690305" calcext:value-type="float">
            <text:p>77.690305</text:p>
          </table:table-cell>
          <table:table-cell office:value-type="float" office:value="69.540159" calcext:value-type="float">
            <text:p>69.54015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1.270538" calcext:value-type="float">
            <text:p>31.270538</text:p>
          </table:table-cell>
          <table:table-cell office:value-type="float" office:value="60.187496" calcext:value-type="float">
            <text:p>60.187496</text:p>
          </table:table-cell>
          <table:table-cell office:value-type="float" office:value="82.511474" calcext:value-type="float">
            <text:p>82.511474</text:p>
          </table:table-cell>
          <table:table-cell office:value-type="float" office:value="82.485064" calcext:value-type="float">
            <text:p>82.485064</text:p>
          </table:table-cell>
          <table:table-cell office:value-type="float" office:value="82.486542" calcext:value-type="float">
            <text:p>82.486542</text:p>
          </table:table-cell>
          <table:table-cell office:value-type="float" office:value="81.366188" calcext:value-type="float">
            <text:p>81.366188</text:p>
          </table:table-cell>
          <table:table-cell office:value-type="float" office:value="81.670828" calcext:value-type="float">
            <text:p>81.670828</text:p>
          </table:table-cell>
          <table:table-cell office:value-type="float" office:value="80.601484" calcext:value-type="float">
            <text:p>80.60148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1.260576" calcext:value-type="float">
            <text:p>31.260576</text:p>
          </table:table-cell>
          <table:table-cell office:value-type="float" office:value="60.307573" calcext:value-type="float">
            <text:p>60.307573</text:p>
          </table:table-cell>
          <table:table-cell office:value-type="float" office:value="82.821805" calcext:value-type="float">
            <text:p>82.821805</text:p>
          </table:table-cell>
          <table:table-cell office:value-type="float" office:value="82.465974" calcext:value-type="float">
            <text:p>82.465974</text:p>
          </table:table-cell>
          <table:table-cell office:value-type="float" office:value="82.460206" calcext:value-type="float">
            <text:p>82.460206</text:p>
          </table:table-cell>
          <table:table-cell office:value-type="float" office:value="81.76362" calcext:value-type="float">
            <text:p>81.76362</text:p>
          </table:table-cell>
          <table:table-cell office:value-type="float" office:value="81.970622" calcext:value-type="float">
            <text:p>81.970622</text:p>
          </table:table-cell>
          <table:table-cell office:value-type="float" office:value="81.259336" calcext:value-type="float">
            <text:p>81.259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2:41:38.613281121</meta:creation-date>
    <dc:date>2020-04-08T14:29:13.749602665</dc:date>
    <meta:editing-duration>PT36M8S</meta:editing-duration>
    <meta:editing-cycles>1</meta:editing-cycles>
    <meta:document-statistic meta:table-count="1" meta:cell-count="14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57cm" svg:height="10.101cm" xlink:href=".." xlink:type="simple" chart:class="chart:scatter" chart:style-name="ch1">
        <chart:legend chart:legend-position="end" svg:x="16.057cm" svg:y="3.008cm" style:legend-expansion="high" chart:style-name="ch2"/>
        <chart:plot-area chart:style-name="ch3" table:cell-range-address="Sheet1.A2:Sheet1.I17" chart:data-source-has-labels="both" svg:x="0.359cm" svg:y="0.202cm" svg:width="15.339cm" svg:height="9.697cm">
          <chartooo:coordinate-region svg:x="0.98cm" svg:y="0.401cm" svg:width="13.789cm" svg:height="8.851cm"/>
          <chart:axis chart:dimension="x" chart:name="primary-x" chart:style-name="ch4" chartooo:axis-type="auto">
            <chart:categories table:cell-range-address="Sheet1.A3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7" chart:label-cell-address="Sheet1.B2:Sheet1.B2" chart:class="chart:scatter">
            <chart:domain table:cell-range-address="Sheet1.A3:Sheet1.A17"/>
            <chart:data-point chart:repeated="15"/>
          </chart:series>
          <chart:series chart:style-name="ch8" chart:values-cell-range-address="Sheet1.C3:Sheet1.C17" chart:label-cell-address="Sheet1.C2:Sheet1.C2" chart:class="chart:scatter">
            <chart:data-point chart:repeated="15"/>
          </chart:series>
          <chart:series chart:style-name="ch9" chart:values-cell-range-address="Sheet1.D3:Sheet1.D17" chart:label-cell-address="Sheet1.D2:Sheet1.D2" chart:class="chart:scatter">
            <chart:data-point chart:repeated="15"/>
          </chart:series>
          <chart:series chart:style-name="ch10" chart:values-cell-range-address="Sheet1.E3:Sheet1.E17" chart:label-cell-address="Sheet1.E2:Sheet1.E2" chart:class="chart:scatter">
            <chart:data-point chart:repeated="15"/>
          </chart:series>
          <chart:series chart:style-name="ch11" chart:values-cell-range-address="Sheet1.F3:Sheet1.F17" chart:label-cell-address="Sheet1.F2:Sheet1.F2" chart:class="chart:scatter">
            <chart:data-point chart:repeated="15"/>
          </chart:series>
          <chart:series chart:style-name="ch12" chart:values-cell-range-address="Sheet1.G3:Sheet1.G17" chart:label-cell-address="Sheet1.G2:Sheet1.G2" chart:class="chart:scatter">
            <chart:data-point chart:repeated="15"/>
          </chart:series>
          <chart:series chart:style-name="ch13" chart:values-cell-range-address="Sheet1.H3:Sheet1.H17" chart:label-cell-address="Sheet1.H2:Sheet1.H2" chart:class="chart:scatter">
            <chart:data-point chart:repeated="15"/>
          </chart:series>
          <chart:series chart:style-name="ch14" chart:values-cell-range-address="Sheet1.I3:Sheet1.I17" chart:label-cell-address="Sheet1.I2:Sheet1.I2" chart:class="chart:scatter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2:Sheet1.B2</svg:desc>
                </draw:g>
              </table:table-cell>
              <table:table-cell office:value-type="string">
                <text:p>2</text:p>
                <draw:g>
                  <svg:desc>Sheet1.C2:Sheet1.C2</svg:desc>
                </draw:g>
              </table:table-cell>
              <table:table-cell office:value-type="string">
                <text:p>4</text:p>
                <draw:g>
                  <svg:desc>Sheet1.D2:Sheet1.D2</svg:desc>
                </draw:g>
              </table:table-cell>
              <table:table-cell office:value-type="string">
                <text:p>8</text:p>
                <draw:g>
                  <svg:desc>Sheet1.E2:Sheet1.E2</svg:desc>
                </draw:g>
              </table:table-cell>
              <table:table-cell office:value-type="string">
                <text:p>16</text:p>
                <draw:g>
                  <svg:desc>Sheet1.F2:Sheet1.F2</svg:desc>
                </draw:g>
              </table:table-cell>
              <table:table-cell office:value-type="string">
                <text:p>32</text:p>
                <draw:g>
                  <svg:desc>Sheet1.G2:Sheet1.G2</svg:desc>
                </draw:g>
              </table:table-cell>
              <table:table-cell office:value-type="string">
                <text:p>64</text:p>
                <draw:g>
                  <svg:desc>Sheet1.H2:Sheet1.H2</svg:desc>
                </draw:g>
              </table:table-cell>
              <table:table-cell office:value-type="string">
                <text:p>128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7</svg:desc>
                </draw:g>
              </table:table-cell>
              <table:table-cell office:value-type="float" office:value="2.283103">
                <text:p>2.283103</text:p>
                <draw:g>
                  <svg:desc>Sheet1.B3:Sheet1.B17</svg:desc>
                </draw:g>
              </table:table-cell>
              <table:table-cell office:value-type="float" office:value="1.180637">
                <text:p>1.180637</text:p>
                <draw:g>
                  <svg:desc>Sheet1.C3:Sheet1.C17</svg:desc>
                </draw:g>
              </table:table-cell>
              <table:table-cell office:value-type="float" office:value="0.795545">
                <text:p>0.795545</text:p>
                <draw:g>
                  <svg:desc>Sheet1.D3:Sheet1.D17</svg:desc>
                </draw:g>
              </table:table-cell>
              <table:table-cell office:value-type="float" office:value="0.068946">
                <text:p>0.068946</text:p>
                <draw:g>
                  <svg:desc>Sheet1.E3:Sheet1.E17</svg:desc>
                </draw:g>
              </table:table-cell>
              <table:table-cell office:value-type="float" office:value="0.020792">
                <text:p>0.020792</text:p>
                <draw:g>
                  <svg:desc>Sheet1.F3:Sheet1.F17</svg:desc>
                </draw:g>
              </table:table-cell>
              <table:table-cell office:value-type="float" office:value="0.010265">
                <text:p>0.010265</text:p>
                <draw:g>
                  <svg:desc>Sheet1.G3:Sheet1.G17</svg:desc>
                </draw:g>
              </table:table-cell>
              <table:table-cell office:value-type="float" office:value="0.005203">
                <text:p>0.005203</text:p>
                <draw:g>
                  <svg:desc>Sheet1.H3:Sheet1.H17</svg:desc>
                </draw:g>
              </table:table-cell>
              <table:table-cell office:value-type="float" office:value="0.002612">
                <text:p>0.002612</text:p>
                <draw:g>
                  <svg:desc>Sheet1.I3:Sheet1.I1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726006">
                <text:p>8.726006</text:p>
              </table:table-cell>
              <table:table-cell office:value-type="float" office:value="5.319149">
                <text:p>5.319149</text:p>
              </table:table-cell>
              <table:table-cell office:value-type="float" office:value="4.25532">
                <text:p>4.25532</text:p>
              </table:table-cell>
              <table:table-cell office:value-type="float" office:value="0.280962">
                <text:p>0.280962</text:p>
              </table:table-cell>
              <table:table-cell office:value-type="float" office:value="0.164317">
                <text:p>0.164317</text:p>
              </table:table-cell>
              <table:table-cell office:value-type="float" office:value="0.053453">
                <text:p>0.053453</text:p>
              </table:table-cell>
              <table:table-cell office:value-type="float" office:value="0.025612">
                <text:p>0.025612</text:p>
              </table:table-cell>
              <table:table-cell office:value-type="float" office:value="0.012843">
                <text:p>0.0128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337425">
                <text:p>15.337425</text:p>
              </table:table-cell>
              <table:table-cell office:value-type="float" office:value="10.626997">
                <text:p>10.626997</text:p>
              </table:table-cell>
              <table:table-cell office:value-type="float" office:value="7.704161">
                <text:p>7.704161</text:p>
              </table:table-cell>
              <table:table-cell office:value-type="float" office:value="0.539462">
                <text:p>0.539462</text:p>
              </table:table-cell>
              <table:table-cell office:value-type="float" office:value="0.332734">
                <text:p>0.332734</text:p>
              </table:table-cell>
              <table:table-cell office:value-type="float" office:value="0.109708">
                <text:p>0.109708</text:p>
              </table:table-cell>
              <table:table-cell office:value-type="float" office:value="0.052484">
                <text:p>0.052484</text:p>
              </table:table-cell>
              <table:table-cell office:value-type="float" office:value="0.051634">
                <text:p>0.0516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.934895">
                <text:p>23.934895</text:p>
              </table:table-cell>
              <table:table-cell office:value-type="float" office:value="34.794705">
                <text:p>34.794705</text:p>
              </table:table-cell>
              <table:table-cell office:value-type="float" office:value="33.624754">
                <text:p>33.624754</text:p>
              </table:table-cell>
              <table:table-cell office:value-type="float" office:value="3.128128">
                <text:p>3.128128</text:p>
              </table:table-cell>
              <table:table-cell office:value-type="float" office:value="1.075199">
                <text:p>1.075199</text:p>
              </table:table-cell>
              <table:table-cell office:value-type="float" office:value="0.519691">
                <text:p>0.519691</text:p>
              </table:table-cell>
              <table:table-cell office:value-type="float" office:value="0.265475">
                <text:p>0.265475</text:p>
              </table:table-cell>
              <table:table-cell office:value-type="float" office:value="0.230248">
                <text:p>0.2302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.38732">
                <text:p>31.38732</text:p>
              </table:table-cell>
              <table:table-cell office:value-type="float" office:value="46.296299">
                <text:p>46.296299</text:p>
              </table:table-cell>
              <table:table-cell office:value-type="float" office:value="48.614485">
                <text:p>48.614485</text:p>
              </table:table-cell>
              <table:table-cell office:value-type="float" office:value="5.911912">
                <text:p>5.911912</text:p>
              </table:table-cell>
              <table:table-cell office:value-type="float" office:value="4.128819">
                <text:p>4.128819</text:p>
              </table:table-cell>
              <table:table-cell office:value-type="float" office:value="1.039004">
                <text:p>1.039004</text:p>
              </table:table-cell>
              <table:table-cell office:value-type="float" office:value="0.516889">
                <text:p>0.516889</text:p>
              </table:table-cell>
              <table:table-cell office:value-type="float" office:value="0.221875">
                <text:p>0.2218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.509957">
                <text:p>31.509957</text:p>
              </table:table-cell>
              <table:table-cell office:value-type="float" office:value="63.459831">
                <text:p>63.459831</text:p>
              </table:table-cell>
              <table:table-cell office:value-type="float" office:value="81.526168">
                <text:p>81.526168</text:p>
              </table:table-cell>
              <table:table-cell office:value-type="float" office:value="22.236058">
                <text:p>22.236058</text:p>
              </table:table-cell>
              <table:table-cell office:value-type="float" office:value="15.822785">
                <text:p>15.822785</text:p>
              </table:table-cell>
              <table:table-cell office:value-type="float" office:value="7.957855">
                <text:p>7.957855</text:p>
              </table:table-cell>
              <table:table-cell office:value-type="float" office:value="2.635407">
                <text:p>2.635407</text:p>
              </table:table-cell>
              <table:table-cell office:value-type="float" office:value="1.298502">
                <text:p>1.2985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.229993">
                <text:p>32.229993</text:p>
              </table:table-cell>
              <table:table-cell office:value-type="float" office:value="66.449598">
                <text:p>66.449598</text:p>
              </table:table-cell>
              <table:table-cell office:value-type="float" office:value="89.118617">
                <text:p>89.118617</text:p>
              </table:table-cell>
              <table:table-cell office:value-type="float" office:value="30.701216">
                <text:p>30.701216</text:p>
              </table:table-cell>
              <table:table-cell office:value-type="float" office:value="16.435474">
                <text:p>16.435474</text:p>
              </table:table-cell>
              <table:table-cell office:value-type="float" office:value="10.013919">
                <text:p>10.013919</text:p>
              </table:table-cell>
              <table:table-cell office:value-type="float" office:value="5.166917">
                <text:p>5.166917</text:p>
              </table:table-cell>
              <table:table-cell office:value-type="float" office:value="2.59015">
                <text:p>2.5901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0.09021">
                <text:p>30.09021</text:p>
              </table:table-cell>
              <table:table-cell office:value-type="float" office:value="61.794767">
                <text:p>61.794767</text:p>
              </table:table-cell>
              <table:table-cell office:value-type="float" office:value="83.621828">
                <text:p>83.621828</text:p>
              </table:table-cell>
              <table:table-cell office:value-type="float" office:value="63.128125">
                <text:p>63.128125</text:p>
              </table:table-cell>
              <table:table-cell office:value-type="float" office:value="42.673039">
                <text:p>42.673039</text:p>
              </table:table-cell>
              <table:table-cell office:value-type="float" office:value="28.655758">
                <text:p>28.655758</text:p>
              </table:table-cell>
              <table:table-cell office:value-type="float" office:value="19.981457">
                <text:p>19.981457</text:p>
              </table:table-cell>
              <table:table-cell office:value-type="float" office:value="11.879193">
                <text:p>11.87919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1.152163">
                <text:p>31.152163</text:p>
              </table:table-cell>
              <table:table-cell office:value-type="float" office:value="60.884283">
                <text:p>60.884283</text:p>
              </table:table-cell>
              <table:table-cell office:value-type="float" office:value="83.462004">
                <text:p>83.462004</text:p>
              </table:table-cell>
              <table:table-cell office:value-type="float" office:value="72.463768">
                <text:p>72.463768</text:p>
              </table:table-cell>
              <table:table-cell office:value-type="float" office:value="61.874679">
                <text:p>61.874679</text:p>
              </table:table-cell>
              <table:table-cell office:value-type="float" office:value="40.05303">
                <text:p>40.05303</text:p>
              </table:table-cell>
              <table:table-cell office:value-type="float" office:value="31.070278">
                <text:p>31.070278</text:p>
              </table:table-cell>
              <table:table-cell office:value-type="float" office:value="19.637068">
                <text:p>19.63706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1.503326">
                <text:p>31.503326</text:p>
              </table:table-cell>
              <table:table-cell office:value-type="float" office:value="60.746477">
                <text:p>60.746477</text:p>
              </table:table-cell>
              <table:table-cell office:value-type="float" office:value="84.258918">
                <text:p>84.258918</text:p>
              </table:table-cell>
              <table:table-cell office:value-type="float" office:value="80.26816">
                <text:p>80.26816</text:p>
              </table:table-cell>
              <table:table-cell office:value-type="float" office:value="70.816615">
                <text:p>70.816615</text:p>
              </table:table-cell>
              <table:table-cell office:value-type="float" office:value="61.143381">
                <text:p>61.143381</text:p>
              </table:table-cell>
              <table:table-cell office:value-type="float" office:value="55.141322">
                <text:p>55.141322</text:p>
              </table:table-cell>
              <table:table-cell office:value-type="float" office:value="45.030481">
                <text:p>45.03048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1.571606">
                <text:p>31.571606</text:p>
              </table:table-cell>
              <table:table-cell office:value-type="float" office:value="60.7277">
                <text:p>60.7277</text:p>
              </table:table-cell>
              <table:table-cell office:value-type="float" office:value="83.673536">
                <text:p>83.673536</text:p>
              </table:table-cell>
              <table:table-cell office:value-type="float" office:value="80.035472">
                <text:p>80.035472</text:p>
              </table:table-cell>
              <table:table-cell office:value-type="float" office:value="78.351546">
                <text:p>78.351546</text:p>
              </table:table-cell>
              <table:table-cell office:value-type="float" office:value="70.255258">
                <text:p>70.255258</text:p>
              </table:table-cell>
              <table:table-cell office:value-type="float" office:value="67.837497">
                <text:p>67.837497</text:p>
              </table:table-cell>
              <table:table-cell office:value-type="float" office:value="55.538894">
                <text:p>55.53889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1.307408">
                <text:p>31.307408</text:p>
              </table:table-cell>
              <table:table-cell office:value-type="float" office:value="59.824964">
                <text:p>59.824964</text:p>
              </table:table-cell>
              <table:table-cell office:value-type="float" office:value="81.399803">
                <text:p>81.399803</text:p>
              </table:table-cell>
              <table:table-cell office:value-type="float" office:value="80.983988">
                <text:p>80.983988</text:p>
              </table:table-cell>
              <table:table-cell office:value-type="float" office:value="80.971371">
                <text:p>80.971371</text:p>
              </table:table-cell>
              <table:table-cell office:value-type="float" office:value="78.935694">
                <text:p>78.935694</text:p>
              </table:table-cell>
              <table:table-cell office:value-type="float" office:value="70.203254">
                <text:p>70.203254</text:p>
              </table:table-cell>
              <table:table-cell office:value-type="float" office:value="67.130557">
                <text:p>67.13055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.034762">
                <text:p>31.034762</text:p>
              </table:table-cell>
              <table:table-cell office:value-type="float" office:value="59.784613">
                <text:p>59.784613</text:p>
              </table:table-cell>
              <table:table-cell office:value-type="float" office:value="81.799752">
                <text:p>81.799752</text:p>
              </table:table-cell>
              <table:table-cell office:value-type="float" office:value="81.08896">
                <text:p>81.08896</text:p>
              </table:table-cell>
              <table:table-cell office:value-type="float" office:value="81.470039">
                <text:p>81.470039</text:p>
              </table:table-cell>
              <table:table-cell office:value-type="float" office:value="80.086404">
                <text:p>80.086404</text:p>
              </table:table-cell>
              <table:table-cell office:value-type="float" office:value="77.690305">
                <text:p>77.690305</text:p>
              </table:table-cell>
              <table:table-cell office:value-type="float" office:value="69.540159">
                <text:p>69.54015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31.270538">
                <text:p>31.270538</text:p>
              </table:table-cell>
              <table:table-cell office:value-type="float" office:value="60.187496">
                <text:p>60.187496</text:p>
              </table:table-cell>
              <table:table-cell office:value-type="float" office:value="82.511474">
                <text:p>82.511474</text:p>
              </table:table-cell>
              <table:table-cell office:value-type="float" office:value="82.485064">
                <text:p>82.485064</text:p>
              </table:table-cell>
              <table:table-cell office:value-type="float" office:value="82.486542">
                <text:p>82.486542</text:p>
              </table:table-cell>
              <table:table-cell office:value-type="float" office:value="81.366188">
                <text:p>81.366188</text:p>
              </table:table-cell>
              <table:table-cell office:value-type="float" office:value="81.670828">
                <text:p>81.670828</text:p>
              </table:table-cell>
              <table:table-cell office:value-type="float" office:value="80.601484">
                <text:p>80.60148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1.260576">
                <text:p>31.260576</text:p>
              </table:table-cell>
              <table:table-cell office:value-type="float" office:value="60.307573">
                <text:p>60.307573</text:p>
              </table:table-cell>
              <table:table-cell office:value-type="float" office:value="82.821805">
                <text:p>82.821805</text:p>
              </table:table-cell>
              <table:table-cell office:value-type="float" office:value="82.465974">
                <text:p>82.465974</text:p>
              </table:table-cell>
              <table:table-cell office:value-type="float" office:value="82.460206">
                <text:p>82.460206</text:p>
              </table:table-cell>
              <table:table-cell office:value-type="float" office:value="81.76362">
                <text:p>81.76362</text:p>
              </table:table-cell>
              <table:table-cell office:value-type="float" office:value="81.970622">
                <text:p>81.970622</text:p>
              </table:table-cell>
              <table:table-cell office:value-type="float" office:value="81.259336">
                <text:p>81.259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